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bottom="0in" fo:margin-left="0.4916in">
        <style:tab-stops/>
      </style:paragraph-properties>
      <style:text-properties fo:font-size="14pt" style:font-size-asian="14pt" style:font-size-complex="14pt"/>
    </style:style>
    <style:style style:name="P5" style:parent-style-name="Título1" style:family="paragraph">
      <style:paragraph-properties fo:margin-top="0in"/>
      <style:text-properties fo:font-size="16pt" style:font-size-asian="16pt" style:font-size-complex="16pt"/>
    </style:style>
    <style:style style:name="P6" style:parent-style-name="Párrafodelista" style:family="paragraph">
      <style:paragraph-properties fo:margin-bottom="0in"/>
      <style:text-properties fo:font-size="14pt" style:font-size-asian="14pt" style:font-size-complex="14pt"/>
    </style:style>
    <style:style style:name="P7" style:parent-style-name="Párrafodelista" style:family="paragraph">
      <style:paragraph-properties fo:margin-bottom="0in"/>
      <style:text-properties fo:font-size="14pt" style:font-size-asian="14pt" style:font-size-complex="14pt"/>
    </style:style>
    <style:style style:name="P8" style:parent-style-name="Párrafodelista" style:family="paragraph">
      <style:paragraph-properties fo:margin-bottom="0in"/>
    </style:style>
    <style:style style:name="T9" style:parent-style-name="Fuentedepárrafopredeter." style:family="text">
      <style:text-properties fo:font-size="14pt" style:font-size-asian="14pt" style:font-size-complex="14pt" fo:language="en" fo:country="US"/>
    </style:style>
    <style:style style:name="P10" style:parent-style-name="Párrafodelista" style:family="paragraph">
      <style:paragraph-properties fo:margin-bottom="0in"/>
    </style:style>
    <style:style style:name="T11" style:parent-style-name="Fuentedepárrafopredeter." style:family="text">
      <style:text-properties fo:font-size="14pt" style:font-size-asian="14pt" style:font-size-complex="14pt" fo:language="en" fo:country="US"/>
    </style:style>
    <style:style style:name="P12" style:parent-style-name="Párrafodelista" style:family="paragraph">
      <style:paragraph-properties fo:margin-bottom="0in"/>
    </style:style>
    <style:style style:name="T13" style:parent-style-name="Fuentedepárrafopredeter." style:family="text">
      <style:text-properties fo:font-size="14pt" style:font-size-asian="14pt" style:font-size-complex="14pt" fo:language="en" fo:country="US"/>
    </style:style>
    <style:style style:name="P14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15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16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17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18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19" style:parent-style-name="Normal" style:family="paragraph">
      <style:paragraph-properties fo:margin-bottom="0in"/>
    </style:style>
    <style:style style:name="T20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21" style:parent-style-name="Fuentedepárrafopredeter." style:family="text">
      <style:text-properties style:font-name="Arial" fo:font-size="12pt" style:font-size-asian="12pt" style:font-size-complex="12pt"/>
    </style:style>
    <style:style style:name="T22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23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4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5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26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27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28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29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0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1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2" style:parent-style-name="Normal" style:family="paragraph">
      <style:paragraph-properties fo:margin-bottom="0in" fo:margin-left="0.4916in">
        <style:tab-stops/>
      </style:paragraph-properties>
      <style:text-properties style:font-name="Arial" fo:font-size="12pt" style:font-size-asian="12pt" style:font-size-complex="12pt" fo:language="en" fo:country="US"/>
    </style:style>
    <style:style style:name="P33" style:parent-style-name="Normal" style:family="paragraph">
      <style:paragraph-properties fo:margin-bottom="0in"/>
    </style:style>
    <style:style style:name="T34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35" style:parent-style-name="Fuentedepárrafopredeter." style:family="text">
      <style:text-properties style:font-name="Arial" fo:font-size="12pt" style:font-size-asian="12pt" style:font-size-complex="12pt"/>
    </style:style>
    <style:style style:name="P36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7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8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9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40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1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2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3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4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5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47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48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49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0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1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4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5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7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8" style:parent-style-name="Normal" style:family="paragraph">
      <style:paragraph-properties fo:margin-bottom="0in"/>
    </style:style>
    <style:style style:name="T59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60" style:parent-style-name="Fuentedepárrafopredeter." style:family="text">
      <style:text-properties style:font-name="Arial" fo:font-size="12pt" style:font-size-asian="12pt" style:font-size-complex="12pt" fo:language="pt" fo:country="PT"/>
    </style:style>
    <style:style style:name="P61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pt" fo:country="PT"/>
    </style:style>
    <style:style style:name="P62" style:parent-style-name="Normal" style:family="paragraph">
      <style:paragraph-properties fo:margin-bottom="0in"/>
    </style:style>
    <style:style style:name="T63" style:parent-style-name="Fuentedepárrafopredeter." style:family="text">
      <style:text-properties style:font-name="Arial" fo:font-size="12pt" style:font-size-asian="12pt" style:font-size-complex="12pt" fo:language="pt" fo:country="PT"/>
    </style:style>
    <style:style style:name="T64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6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7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8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9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0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1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72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73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7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7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8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9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0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81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82" style:parent-style-name="Normal" style:family="paragraph">
      <style:text-properties fo:font-size="14pt" style:font-size-asian="14pt" style:font-size-complex="14pt" fo:language="en" fo:country="US"/>
    </style:style>
    <style:style style:name="P83" style:parent-style-name="Normal" style:family="paragraph">
      <style:text-properties fo:font-size="14pt" style:font-size-asian="14pt" style:font-size-complex="14pt" fo:language="en" fo:country="US"/>
    </style:style>
    <style:style style:name="P84" style:parent-style-name="Normal" style:family="paragraph">
      <style:text-properties fo:font-size="14pt" style:font-size-asian="14pt" style:font-size-complex="14pt" fo:language="en" fo:country="US"/>
    </style:style>
    <style:style style:name="P85" style:parent-style-name="Normal" style:family="paragraph">
      <style:text-properties fo:font-size="14pt" style:font-size-asian="14pt" style:font-size-complex="14pt" fo:language="en" fo:country="US"/>
    </style:style>
    <style:style style:name="P86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Base datos Maleteo(MONGO)</text:p>
      <text:p text:style-name="P2">NOTA:<text:s/>Se introduce la latitud y longitud a la versión anterior.</text:p>
      <text:p text:style-name="P3">Nomenclature:<text:s/></text:p>
      <text:p text:style-name="P4">Todos los campos van en minusculas</text:p>
      <text:h text:style-name="P5" text:outline-level="1">Collections</text:h>
      <text:list text:style-name="LFO1" text:continue-numbering="true">
        <text:list-item>
          <text:p text:style-name="P6">.users</text:p>
        </text:list-item>
        <text:list-item>
          <text:p text:style-name="P7">spaces</text:p>
        </text:list-item>
        <text:list-item>
          <text:p text:style-name="P8"><text:span text:style-name="T9">experiences</text:span></text:p>
        </text:list-item>
        <text:list-item>
          <text:p text:style-name="P10"><text:span text:style-name="T11">blog</text:span></text:p>
        </text:list-item>
        <text:list-item>
          <text:p text:style-name="P12"><text:span text:style-name="T13">reservations</text:span></text:p>
        </text:list-item>
      </text:list>
      <text:p text:style-name="P14"/>
      <text:p text:style-name="P15">users{</text:p>
      <text:p text:style-name="P16"><text:tab/>_id:&lt;ObjectIDusers&gt;, <text:s text:c="3"/>//lo pone el<text:s/>sistema</text:p>
      <text:p text:style-name="P17">name: &lt;string&gt;, <text:s text:c="3"/>//minimo de 5 a 10 carácter REQUIRED</text:p>
      <text:p text:style-name="P18">surname:&lt;string&gt; , <text:s text:c="3"/>REQUIRED</text:p>
      <text:p text:style-name="P19"><text:span text:style-name="T20"><text:tab/></text:span><text:span text:style-name="T21">email:&lt;string&gt;, <text:s text:c="2"/>//tiene que tener el simbolo @.<text:s/></text:span><text:span text:style-name="T22">UNICO</text:span></text:p>
      <text:p text:style-name="P23">password:&lt;string&gt;<text:s/>, <text:s/>//dato encriptado. REQUIRED</text:p>
      <text:p text:style-name="P24">birthdate: date, <text:s text:c="4"/>//format yyyy-mm-dd</text:p>
      <text:p text:style-name="P25">guardian: false or true // Tiene que terner al menos un spaces</text:p>
      <text:p text:style-name="P26">}</text:p>
      <text:p text:style-name="P27">Spaces{</text:p>
      <text:p text:style-name="P28">_id:&lt;ObjectIDspaces&gt;, <text:s text:c="3"/>//lo pone el sistema</text:p>
      <text:p text:style-name="P29">user_id:&lt;ObjectIDusers&gt;, //id de users</text:p>
      <text:p text:style-name="P30">alias:&lt;string&gt;<text:s/>//ONLY INFORMACION FOR GUARDIANS REQUIRED</text:p>
      <text:p text:style-name="P31">Title:&lt;string&gt; <text:s/>REQUIRED</text:p>
      <text:p text:style-name="P32">localization: &lt;string&gt;, <text:s text:c="3"/>//ciudad “separado con ,”calle y numero (UNIQUE AND REQUIRED)</text:p>
      <text:p text:style-name="P33"><text:span text:style-name="T34"><text:tab/></text:span><text:span text:style-name="T35">photos: [</text:span></text:p>
      <text:p text:style-name="P36"><text:tab/><text:tab/>url_photos:&lt;string&gt; // <text:s/>lo ponemos en la web</text:p>
      <text:p text:style-name="P37"><text:tab/>]</text:p>
      <text:p text:style-name="P38"><text:tab/>property: string <text:s text:c="3"/>//lista: casa, hotel, establecimiento REQUIRED</text:p>
      <text:p text:style-name="P39"><text:tab/>space:string <text:s text:c="8"/>//lista: Habitacion, Hall,Trastero, buhardilla, garaje REQUIRED</text:p>
      <text:p text:style-name="P40">locker: &lt;string&gt; <text:s text:c="4"/>// “el salón de su casa será el lugar ideoneo para alojar tus maletas”</text:p>
      <text:p text:style-name="P41">availabilty: &lt;string&gt; // NO UTILIZAMOS A LA HORA<text:s/>DE FILTRAR</text:p>
      <text:p text:style-name="P42">services: &lt;string&gt; <text:s text:c="10"/>//descripción</text:p>
      <text:p text:style-name="P43">discount:&lt;number&gt; <text:s text:c="3"/>//descuento en euros sobre el precio<text:s/>básico</text:p>
      <text:p text:style-name="P44">latitud:&lt;number&gt;</text:p>
      <text:p text:style-name="P45">longitud:&lt;number&gt;</text:p>
      <text:p text:style-name="P46">}</text:p>
      <text:p text:style-name="P47"/>
      <text:p text:style-name="P48"/>
      <text:p text:style-name="P49">experiences{</text:p>
      <text:p text:style-name="P50"><text:tab/>_id:&lt;objectID&gt; <text:s text:c="5"/>//put by the systems</text:p>
      <text:p text:style-name="P51"><text:tab/>photo: url_photos</text:p>
      <text:p text:style-name="P52"><text:tab/>title:&lt;string&gt;</text:p>
      <text:soft-page-break/>
      <text:p text:style-name="P53"><text:tab/>text:&lt;string&gt;</text:p>
      <text:p text:style-name="P54">rating:&lt;number&gt; <text:s text:c="5"/>//o to<text:s/>5</text:p>
      <text:p text:style-name="P55">}</text:p>
      <text:p text:style-name="P56">blogs{</text:p>
      <text:p text:style-name="P57"><text:tab/>_id:&lt;ObjectID&gt; <text:s text:c="3"/>////put by the systems</text:p>
      <text:p text:style-name="P58"><text:span text:style-name="T59"><text:tab/></text:span><text:span text:style-name="T60">logo:url_logo<text:s/></text:span></text:p>
      <text:p text:style-name="P61">photo:url_photos</text:p>
      <text:p text:style-name="P62"><text:span text:style-name="T63"><text:tab/></text:span><text:span text:style-name="T64">title:&lt;string&gt;</text:span></text:p>
      <text:p text:style-name="P65"><text:tab/>text: :&lt;string&gt;</text:p>
      <text:p text:style-name="P66">}</text:p>
      <text:p text:style-name="P67"/>
      <text:p text:style-name="P68">reservations{</text:p>
      <text:p text:style-name="P69"><text:tab/>_id: &lt;ObjectID&gt; <text:s text:c="3"/>//put by the systems</text:p>
      <text:p text:style-name="P70"><text:tab/>user_id:&lt;ObjectIDusers&gt;,</text:p>
      <text:p text:style-name="P71">guardian_id:&lt;objectidUsers&gt;,</text:p>
      <text:p text:style-name="P72">space_id:&lt;ObjectIDspaces&gt;,</text:p>
      <text:p text:style-name="P73">deliver:&lt;date&gt; <text:s text:c="2"/>//format <text:s text:c="2"/>HH:MM <text:s/>YYYY-MM-DD <text:s text:c="7"/>fecha de entrega</text:p>
      <text:p text:style-name="P74"><text:tab/>removal:&lt;date&gt; <text:s text:c="2"/>//format <text:s text:c="2"/>HH:MM <text:s/>YYYY-MM-DD <text:s text:c="3"/>luggage removal fecha</text:p>
      <text:p text:style-name="P75"><text:tab/>pieces:&lt;number&gt; <text:s text:c="3"/>//numero de piezas</text:p>
      <text:p text:style-name="P76"><text:tab/>code:&lt;string&gt; <text:s text:c="3"/>//reserve code</text:p>
      <text:p text:style-name="P77"><text:tab/>state:&lt;string&gt; <text:s text:c="3"/>// lista: Reject, Accept, Pending <text:s text:c="3"/>NOTE: En el insert must be with Pending</text:p>
      <text:p text:style-name="P78"><text:s text:c="10"/>price:&lt;number&gt; <text:s text:c="2"/>//total price in this reservation</text:p>
      <text:p text:style-name="P79">}</text:p>
      <text:p text:style-name="P80"/>
      <text:p text:style-name="P81"/>
      <text:p text:style-name="P82"><text:tab/></text:p>
      <text:p text:style-name="P83"/>
      <text:p text:style-name="P84"/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dor</meta:initial-creator>
    <dc:creator>Administrador</dc:creator>
    <meta:creation-date>2020-06-09T11:31:00Z</meta:creation-date>
    <dc:date>2020-06-11T10:57:00Z</dc:date>
    <meta:print-date>2020-06-11T10:56:00Z</meta:print-date>
    <meta:template xlink:href="Normal.dotm" xlink:type="simple"/>
    <meta:editing-cycles>9</meta:editing-cycles>
    <meta:editing-duration>PT28440S</meta:editing-duration>
    <meta:document-statistic meta:page-count="2" meta:paragraph-count="4" meta:word-count="323" meta:character-count="2096" meta:row-count="14" meta:non-whitespace-character-count="1777"/>
  </office:meta>
</office:document-meta>
</file>